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size="18pt" fo:font-weight="bold" officeooo:rsid="001500ac" officeooo:paragraph-rsid="001500ac" style:font-size-asian="15.75pt" style:font-weight-asian="bold" style:font-size-complex="18pt" style:font-weight-complex="bold"/>
    </style:style>
    <style:style style:name="P2" style:family="paragraph" style:parent-style-name="Standard">
      <style:text-properties fo:font-size="12pt" fo:font-style="italic" fo:font-weight="normal" officeooo:rsid="001500ac" officeooo:paragraph-rsid="001500ac" style:font-size-asian="10.5pt" style:font-style-asian="italic" style:font-weight-asian="normal" style:font-size-complex="12pt" style:font-style-complex="italic" style:font-weight-complex="normal"/>
    </style:style>
    <style:style style:name="P3" style:family="paragraph" style:parent-style-name="Standard" style:list-style-name="L1">
      <style:text-properties fo:font-size="12pt" fo:font-style="normal" fo:font-weight="normal" officeooo:rsid="0015e9e6" officeooo:paragraph-rsid="0015e9e6" style:font-size-asian="10.5pt" style:font-style-asian="normal" style:font-weight-asian="normal" style:font-size-complex="12pt" style:font-style-complex="normal" style:font-weight-complex="normal"/>
    </style:style>
    <style:style style:name="P4" style:family="paragraph" style:parent-style-name="Standard" style:list-style-name="L1">
      <style:text-properties fo:font-size="12pt" fo:font-style="normal" fo:font-weight="normal" officeooo:rsid="0015e9e6" officeooo:paragraph-rsid="001b388d" style:font-size-asian="10.5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 style:list-style-name="L1">
      <style:text-properties fo:font-size="12pt" fo:font-style="normal" fo:font-weight="normal" officeooo:rsid="00171888" officeooo:paragraph-rsid="001b388d" style:font-size-asian="10.5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 style:list-style-name="L1">
      <style:text-properties fo:font-size="12pt" fo:font-style="normal" fo:font-weight="normal" officeooo:rsid="0017b03c" officeooo:paragraph-rsid="0017b03c" style:font-size-asian="10.5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 style:list-style-name="L1">
      <style:text-properties fo:font-size="12pt" fo:font-style="normal" fo:font-weight="normal" officeooo:rsid="0017b03c" officeooo:paragraph-rsid="001b388d" style:font-size-asian="10.5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 style:list-style-name="L1">
      <style:text-properties fo:font-size="12pt" fo:font-style="normal" fo:font-weight="normal" officeooo:rsid="00199c05" officeooo:paragraph-rsid="00199c05" style:font-size-asian="10.5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 style:list-style-name="L1">
      <style:text-properties fo:font-size="12pt" fo:font-style="normal" fo:font-weight="normal" officeooo:rsid="001b388d" officeooo:paragraph-rsid="001b388d" style:font-size-asian="10.5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 style:list-style-name="L1">
      <style:text-properties fo:font-size="12pt" fo:font-style="normal" fo:font-weight="normal" officeooo:rsid="001b388d" officeooo:paragraph-rsid="001d2fe4" style:font-size-asian="10.5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 style:list-style-name="L1">
      <style:text-properties fo:font-size="12pt" fo:font-style="normal" fo:font-weight="normal" officeooo:rsid="001d2fe4" officeooo:paragraph-rsid="001d2fe4" style:font-size-asian="10.5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 style:list-style-name="L1">
      <style:text-properties fo:font-size="12pt" fo:font-style="normal" fo:font-weight="normal" officeooo:rsid="001d2fe6" officeooo:paragraph-rsid="001d2fe6" style:font-size-asian="10.5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 style:list-style-name="L1">
      <style:text-properties fo:font-size="12pt" fo:font-style="normal" fo:font-weight="normal" officeooo:rsid="001b388d" officeooo:paragraph-rsid="001b388d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 style:list-style-name="L1">
      <style:text-properties fo:font-size="12pt" fo:font-style="normal" fo:font-weight="bold" officeooo:rsid="0017b03c" officeooo:paragraph-rsid="0017b03c" style:font-size-asian="10.5pt" style:font-style-asian="normal" style:font-weight-asian="bold" style:font-size-complex="12pt" style:font-style-complex="normal" style:font-weight-complex="bold"/>
    </style:style>
    <style:style style:name="P15" style:family="paragraph" style:parent-style-name="Standard" style:list-style-name="L1">
      <style:text-properties fo:font-size="12pt" fo:font-style="normal" fo:font-weight="bold" officeooo:rsid="00199c05" officeooo:paragraph-rsid="00199c05" style:font-size-asian="10.5pt" style:font-style-asian="normal" style:font-weight-asian="bold" style:font-size-complex="12pt" style:font-style-complex="normal" style:font-weight-complex="bold"/>
    </style:style>
    <style:style style:name="P16" style:family="paragraph" style:parent-style-name="Standard" style:list-style-name="L1">
      <style:text-properties fo:font-size="12pt" fo:font-style="normal" fo:font-weight="bold" officeooo:rsid="001b388d" officeooo:paragraph-rsid="001b388d" style:font-size-asian="10.5pt" style:font-style-asian="normal" style:font-weight-asian="bold" style:font-size-complex="12pt" style:font-style-complex="normal" style:font-weight-complex="bold"/>
    </style:style>
    <style:style style:name="P17" style:family="paragraph" style:parent-style-name="Standard" style:list-style-name="L1">
      <style:text-properties fo:font-size="12pt" fo:font-style="normal" fo:font-weight="bold" officeooo:rsid="001b388d" officeooo:paragraph-rsid="001d2fe4" style:font-size-asian="10.5pt" style:font-style-asian="normal" style:font-weight-asian="bold" style:font-size-complex="12pt" style:font-style-complex="normal" style:font-weight-complex="bold"/>
    </style:style>
    <style:style style:name="P18" style:family="paragraph" style:parent-style-name="Standard" style:list-style-name="L1">
      <style:text-properties fo:font-size="12pt" fo:font-style="normal" fo:font-weight="bold" officeooo:rsid="001d2fe6" officeooo:paragraph-rsid="001d2fe6" style:font-size-asian="10.5pt" style:font-style-asian="normal" style:font-weight-asian="bold" style:font-size-complex="12pt" style:font-style-complex="normal" style:font-weight-complex="bold"/>
    </style:style>
    <style:style style:name="P19" style:family="paragraph" style:parent-style-name="Standard" style:list-style-name="L1">
      <style:text-properties fo:font-size="12pt" fo:font-style="normal" fo:font-weight="bold" officeooo:rsid="0015e9e6" officeooo:paragraph-rsid="001b388d" style:font-size-asian="12pt" style:font-style-asian="normal" style:font-weight-asian="bold" style:font-size-complex="12pt" style:font-style-complex="normal" style:font-weight-complex="bold"/>
    </style:style>
    <style:style style:name="P20" style:family="paragraph" style:parent-style-name="Standard" style:list-style-name="L1">
      <style:text-properties fo:font-size="12pt" fo:font-style="normal" fo:font-weight="bold" officeooo:rsid="00171888" officeooo:paragraph-rsid="001b388d" style:font-size-asian="12pt" style:font-style-asian="normal" style:font-weight-asian="bold" style:font-size-complex="12pt" style:font-style-complex="normal" style:font-weight-complex="bold"/>
    </style:style>
    <style:style style:name="P21" style:family="paragraph" style:parent-style-name="Standard" style:list-style-name="L1">
      <style:text-properties fo:font-size="12pt" fo:font-style="normal" fo:font-weight="bold" officeooo:rsid="001b388d" officeooo:paragraph-rsid="001b388d" style:font-size-asian="12pt" style:font-style-asian="normal" style:font-weight-asian="bold" style:font-size-complex="12pt" style:font-style-complex="normal" style:font-weight-complex="bold"/>
    </style:style>
    <style:style style:name="P22" style:family="paragraph" style:parent-style-name="Standard">
      <style:text-properties fo:font-size="14pt" fo:font-style="italic" fo:font-weight="normal" officeooo:rsid="001500ac" officeooo:paragraph-rsid="001500ac" style:font-size-asian="12.25pt" style:font-style-asian="italic" style:font-weight-asian="normal" style:font-size-complex="14pt" style:font-style-complex="italic" style:font-weight-complex="normal"/>
    </style:style>
    <style:style style:name="P23" style:family="paragraph" style:parent-style-name="Standard" style:list-style-name="L1">
      <style:text-properties fo:font-size="14pt" fo:font-style="normal" fo:font-weight="bold" officeooo:rsid="0015e9e6" officeooo:paragraph-rsid="0015e9e6" style:font-size-asian="12.25pt" style:font-style-asian="normal" style:font-weight-asian="bold" style:font-size-complex="14pt" style:font-style-complex="normal" style:font-weight-complex="bold"/>
    </style:style>
    <style:style style:name="P24" style:family="paragraph" style:parent-style-name="Standard" style:list-style-name="L1">
      <style:text-properties fo:font-size="14pt" fo:font-style="normal" fo:font-weight="bold" officeooo:rsid="0017b03c" officeooo:paragraph-rsid="0017b03c" style:font-size-asian="12.25pt" style:font-style-asian="normal" style:font-weight-asian="bold" style:font-size-complex="14pt" style:font-style-complex="normal" style:font-weight-complex="bold"/>
    </style:style>
    <style:style style:name="P25" style:family="paragraph" style:parent-style-name="Standard" style:list-style-name="L1">
      <style:text-properties fo:font-size="14pt" fo:font-style="normal" fo:font-weight="bold" officeooo:rsid="00199c05" officeooo:paragraph-rsid="00199c05" style:font-size-asian="12.25pt" style:font-style-asian="normal" style:font-weight-asian="bold" style:font-size-complex="14pt" style:font-style-complex="normal" style:font-weight-complex="bold"/>
    </style:style>
    <style:style style:name="P26" style:family="paragraph" style:parent-style-name="Standard" style:list-style-name="L1">
      <style:text-properties fo:font-size="14pt" fo:font-style="normal" fo:font-weight="bold" officeooo:rsid="001d2fe6" officeooo:paragraph-rsid="001d2fe6" style:font-size-asian="12.25pt" style:font-style-asian="normal" style:font-weight-asian="bold" style:font-size-complex="14pt" style:font-style-complex="normal" style:font-weight-complex="bold"/>
    </style:style>
    <style:style style:name="P27" style:family="paragraph" style:parent-style-name="Standard" style:list-style-name="L1">
      <style:text-properties fo:font-size="13pt" fo:font-style="normal" fo:font-weight="bold" officeooo:rsid="001b388d" officeooo:paragraph-rsid="001b388d" style:font-size-asian="13pt" style:font-style-asian="normal" style:font-weight-asian="bold" style:font-size-complex="13pt" style:font-style-complex="normal" style:font-weight-complex="bold"/>
    </style:style>
    <style:style style:name="T1" style:family="text">
      <style:text-properties officeooo:rsid="0017b03c"/>
    </style:style>
    <style:style style:name="T2" style:family="text">
      <style:text-properties officeooo:rsid="00199c05"/>
    </style:style>
    <style:style style:name="T3" style:family="text">
      <style:text-properties officeooo:rsid="001b388d"/>
    </style:style>
    <style:style style:name="T4" style:family="text">
      <style:text-properties officeooo:rsid="001d2fe4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ełny przypadek użycia – program eKomis</text:p>
      <text:p text:style-name="P2">Wersja 1.0</text:p>
      <text:p text:style-name="P2"/>
      <text:p text:style-name="P22"/>
      <text:list xml:id="list5568609391001391600" text:style-name="L1">
        <text:list-item>
          <text:p text:style-name="P23">Krótki opis</text:p>
          <text:p text:style-name="P3">Program posiada dwóch odbiorców końcowych – właściciela komisu, który za jego pomocą może dodawać produkty i ich opisy, odbierać zamówienia, sprawdzać ich stan, przeglądać klientów komisu, komunikować się z nimi za pośrednictwem programu czy też blokować poszczególnych klientów.</text:p>
          <text:p text:style-name="P3">Drugi odbiorca to klient, który może przeglądać produkty, składać zamówienia oraz kontaktować się z właścicielem.</text:p>
        </text:list-item>
        <text:list-item>
          <text:p text:style-name="P24">Scenariusz<text:span text:style-name="T3">e</text:span> główn<text:span text:style-name="T3">e</text:span></text:p>
          <text:list>
            <text:list-item>
              <text:p text:style-name="P27">Scenariusz zakupu </text:p>
              <text:list>
                <text:list-item>
                  <text:p text:style-name="P19">Warunki wstępne</text:p>
                  <text:list>
                    <text:list-item>
                      <text:p text:style-name="P5">Produkty <text:span text:style-name="T1">wystawione na sprzedaż</text:span> są dostępne, tzn. są w magazynie</text:p>
                    </text:list-item>
                    <text:list-item>
                      <text:p text:style-name="P4">Właściciel podpiął swoje konto bankowe pod system</text:p>
                    </text:list-item>
                    <text:list-item>
                      <text:p text:style-name="P5">Klient posiada połączenie internetowe</text:p>
                    </text:list-item>
                    <text:list-item>
                      <text:p text:style-name="P5">Jeśli właściciel nie uwzględnia płatności przy odbiorze, klient posiada konto bankowe lub kartę płatniczą</text:p>
                    </text:list-item>
                  </text:list>
                </text:list-item>
                <text:list-item>
                  <text:p text:style-name="P20">Warunki końcowe</text:p>
                  <text:list>
                    <text:list-item>
                      <text:p text:style-name="P7">Baza produktów została zaktualizowana do stanu rzeczywistego</text:p>
                    </text:list-item>
                  </text:list>
                </text:list-item>
                <text:list-item>
                  <text:p text:style-name="P16">Scenariusz</text:p>
                  <text:list>
                    <text:list-item>
                      <text:p text:style-name="P6">Właściciel lub administrator wypełnia bazę danych produktów oraz obowiązkowe informacje, tj. cenę oraz metodę dostarczenia (wysyłka lub odbiór osobisty)</text:p>
                    </text:list-item>
                    <text:list-item>
                      <text:p text:style-name="P6">Klient wchodzi na stronę lub bezpośrednio do komisu</text:p>
                    </text:list-item>
                    <text:list-item>
                      <text:p text:style-name="P6">Klient kupuje produkt:</text:p>
                      <text:list>
                        <text:list-item>
                          <text:p text:style-name="P14">Przez internet</text:p>
                          <text:list>
                            <text:list-item>
                              <text:p text:style-name="P6">Klient dokonuje zamówienia</text:p>
                            </text:list-item>
                            <text:list-item>
                              <text:p text:style-name="P6">klient wypełnia formularz kontaktowy</text:p>
                            </text:list-item>
                            <text:list-item>
                              <text:p text:style-name="P6">Klient <text:span text:style-name="T2">potwierdza poprawność danych</text:span></text:p>
                            </text:list-item>
                            <text:list-item>
                              <text:p text:style-name="P8">Zamówienie zostaje zarejestrowane przez system, zamówione produkty zostają oznaczone jako zarezerwowane i nie są dostępne do kupna</text:p>
                            </text:list-item>
                            <text:list-item>
                              <text:p text:style-name="P6">Klient dokonuje płatności, lub wybiera płatność przy odbiorze</text:p>
                              <text:list>
                                <text:list-item>
                                  <text:p text:style-name="P6">W pierwszym przypadku system odnotowuje płatność, w drugim dalej</text:p>
                                </text:list-item>
                              </text:list>
                            </text:list-item>
                            <text:list-item>
                              <text:p text:style-name="P6">Zamówienie zostaje oznaczone jako gotowe do realizacji</text:p>
                            </text:list-item>
                            <text:list-item>
                              <text:p text:style-name="P6">Pracownik komisu loguje się do systemu i widzi stan zamówienia</text:p>
                            </text:list-item>
                            <text:list-item>
                              <text:p text:style-name="P6">Pracownik komisu realizuje zamówienie oraz oznacza zamówienie w systemie jako zrealizowane</text:p>
                            </text:list-item>
                            <text:list-item>
                              <text:p text:style-name="P6">System redukuje liczbę dostępnych w magazynie produktów o produkty zakupione</text:p>
                            </text:list-item>
                          </text:list>
                        </text:list-item>
                        <text:list-item>
                          <text:p text:style-name="P14">Na miejscu</text:p>
                          <text:list>
                            <text:list-item>
                              <text:p text:style-name="P6">Po zapłacie, pracownik loguje się do systemu oraz wprowadza ID zakupionych produktów</text:p>
                            </text:list-item>
                            <text:list-item>
                              <text:p text:style-name="P6">System redukuje liczbę dostępnych w magazynie produktów na podstawie tego, co wprowadził pracownik komisu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7">Scenariusz wypełniania bazy produktów</text:p>
              <text:list>
                <text:list-item>
                  <text:p text:style-name="P21">Warunki wstępne</text:p>
                  <text:list>
                    <text:list-item>
                      <text:p text:style-name="P13">System jest zaktualizowany do najnowszej wersji</text:p>
                    </text:list-item>
                  </text:list>
                </text:list-item>
                <text:list-item>
                  <text:p text:style-name="P16">Warunki końcowe</text:p>
                  <text:list>
                    <text:list-item>
                      <text:p text:style-name="P10"><text:soft-page-break/><text:span text:style-name="T1">Baza produktów została zaktualizowana do stanu rzeczywistego</text:span></text:p>
                    </text:list-item>
                  </text:list>
                </text:list-item>
                <text:list-item>
                  <text:p text:style-name="P17"><text:s/><text:span text:style-name="T4">Scenariusz</text:span></text:p>
                  <text:list>
                    <text:list-item>
                      <text:p text:style-name="P9"><text:span text:style-name="T4">Pracownik komisu</text:span> wprowadza do bazy produkt oraz wypełnia wszystkie pola, tj. opis, <text:span text:style-name="T4">cena, metoda wysyłki itp.</text:span></text:p>
                    </text:list-item>
                    <text:list-item>
                      <text:p text:style-name="P11">Pracownik podaje dostępność produktu (ilość sztuk na magazynie)</text:p>
                    </text:list-item>
                    <text:list-item>
                      <text:p text:style-name="P11">Pracownik sprawdza dane i zapisuje</text:p>
                    </text:list-item>
                    <text:list-item>
                      <text:p text:style-name="P11">System sprawdza poprawność danych</text:p>
                    </text:list-item>
                    <text:list-item>
                      <text:p text:style-name="P11">System zapisuje dane do swojej bazy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5">Scenariusze alternatywne</text:p>
          <text:list>
            <text:list-item>
              <text:p text:style-name="P15">Scenariusz alternatywny <text:span text:style-name="T3">zakupu</text:span> 1</text:p>
              <text:list>
                <text:list-item>
                  <text:p text:style-name="P8">Kroki od jeden do 3.3 ze scenariusza głównego</text:p>
                </text:list-item>
                <text:list-item>
                  <text:p text:style-name="P8">Klient wybiera płatność internetową </text:p>
                </text:list-item>
                <text:list-item>
                  <text:p text:style-name="P8">Klient nie uiszcza zapłaty w wyznaczonym terminie (do ustalenia, standardowo 5 dni roboczych)</text:p>
                </text:list-item>
                <text:list-item>
                  <text:p text:style-name="P8">Zamówienie zostaje oznaczone jako anulowane</text:p>
                </text:list-item>
                <text:list-item>
                  <text:p text:style-name="P8">Produkty zarezerwowane zostają oznaczone jako dostępne do kupna</text:p>
                </text:list-item>
              </text:list>
            </text:list-item>
            <text:list-item>
              <text:p text:style-name="P15">Scenariusz alternatywny <text:span text:style-name="T3">zakupu</text:span> 2</text:p>
              <text:list>
                <text:list-item>
                  <text:p text:style-name="P8">Kroki od 1 do 3.5 scenariusza głównego</text:p>
                </text:list-item>
                <text:list-item>
                  <text:p text:style-name="P8">Pracownik komisu odkrywa, że zamówionego produktu nie ma w magazynie</text:p>
                </text:list-item>
                <text:list-item>
                  <text:p text:style-name="P8">Pracownik oznacza w systemie, iż wystąpił brak zamówionego produktu</text:p>
                </text:list-item>
                <text:list-item>
                  <text:p text:style-name="P8">Jeżeli brakujący produkt był jedynym składnikiem zamówienia</text:p>
                  <text:list>
                    <text:list-item>
                      <text:p text:style-name="P8"><text:s/>System wysyła do klienta wiadomość email z informacją o braku dostępności oraz przeprosinami</text:p>
                    </text:list-item>
                    <text:list-item>
                      <text:p text:style-name="P8">System anuluje zamówienie</text:p>
                    </text:list-item>
                    <text:list-item>
                      <text:p text:style-name="P8">Pracownik manualnie przelewa pieniądze na konto klienta</text:p>
                    </text:list-item>
                  </text:list>
                </text:list-item>
                <text:list-item>
                  <text:p text:style-name="P8">Jeżeli zamówienie składa się z większej ilości produktów</text:p>
                  <text:list>
                    <text:list-item>
                      <text:p text:style-name="P8">System wysyła wiadomość email do klienta z informacją o zaistniałej sytuacji oraz <text:span text:style-name="T3">zapytaniem czy klient chce zakupić pozostałe produkty</text:span></text:p>
                    </text:list-item>
                    <text:list-item>
                      <text:p text:style-name="P9">Klient wybiera w formularzu odpowiedź twierdzącą</text:p>
                      <text:list>
                        <text:list-item>
                          <text:p text:style-name="P9">System anuluje zamówienie</text:p>
                        </text:list-item>
                        <text:list-item>
                          <text:p text:style-name="P9">System tworzy nowe zamówienie z pozostałych, dostępnych produktów</text:p>
                        </text:list-item>
                        <text:list-item>
                          <text:p text:style-name="P9">Pracownik manualnie przelewa różnicę pieniężną na konto klienta</text:p>
                        </text:list-item>
                      </text:list>
                    </text:list-item>
                    <text:list-item>
                      <text:p text:style-name="P9">Klient wybiera w formularzu odpowiedź negatywną</text:p>
                      <text:list>
                        <text:list-item>
                          <text:p text:style-name="P9">Kroki 4.2 oraz 4.3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8">Scenariusz alternatywny wypełniania bazy produktów 1</text:p>
              <text:list>
                <text:list-item>
                  <text:p text:style-name="P12">Kroki od 1 do 4 scenariusza głównego</text:p>
                </text:list-item>
                <text:list-item>
                  <text:p text:style-name="P12">System stwierdza niepoprawność danych</text:p>
                </text:list-item>
                <text:list-item>
                  <text:p text:style-name="P12">System wraca do formularza, zaznaczając na czerwono wszystkie niepoprawne dane</text:p>
                </text:list-item>
                <text:list-item>
                  <text:p text:style-name="P12">Wracamy do punktu 1</text:p>
                </text:list-item>
              </text:list>
            </text:list-item>
          </text:list>
        </text:list-item>
        <text:list-item>
          <text:p text:style-name="P26">Wymagania specjalne</text:p>
          <text:list>
            <text:list-item>
              <text:p text:style-name="P12">Brak</text:p>
            </text:list-item>
          </text:list>
        </text:list-item>
        <text:list-item>
          <text:p text:style-name="P26">Wymaganie i ograniczenia technologiczne</text:p>
          <text:list>
            <text:list-item>
              <text:p text:style-name="P12">Połączenie z internetem jest wymagane do sprzedaży internetowej, jednak nie jest wymagane do innych czynności (system prześle na serwer informacje wprowadzone offline gdy tylko zostanie połączony z internetem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30T20:59:39.054965604</meta:creation-date>
    <meta:generator>LibreOffice/5.1.6.2$Linux_X86_64 LibreOffice_project/10m0$Build-2</meta:generator>
    <dc:date>2017-03-30T22:46:08.853227198</dc:date>
    <meta:editing-duration>PT18M48S</meta:editing-duration>
    <meta:editing-cycles>3</meta:editing-cycles>
    <meta:document-statistic meta:table-count="0" meta:image-count="0" meta:object-count="0" meta:page-count="2" meta:paragraph-count="75" meta:word-count="619" meta:character-count="4237" meta:non-whitespace-character-count="3758"/>
  </office:meta>
</office:document-meta>
</file>